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</office:automatic-styles>
  <office:body>
    <office:text text:use-soft-page-breaks="true">
      <text:p text:style-name="P1">R103_TP1_HelecBastien</text:p>
      <text:p text:style-name="P2">Câblage Réseau d’une installation :</text:p>
      <text:p text:style-name="Standard"><text:s/></text:p>
      <text:p text:style-name="Standard">.1 :</text:p>
      <text:p text:style-name="Standard">Les contraintes lié a l’entreprise fournissant un service vital pourrais etre des pertes de connexions ou pourrait être interrompu par une surcharge du réseaux si<text:s/>celui-la n’est pas optimiser et n’est pas reflechis, entrainant alors des problemes de types catastrophe dans le cadre d’une central nucleaire <text:s/>.</text:p>
      <text:p text:style-name="Standard"><text:s text:c="2"/></text:p>
      <text:p text:style-name="Standard">Les contraintes lié a l’entreprise travaillant pour la securité nationale ,serait les pertes de données ou<text:s/>un vol de données entrainant alors des possibles problemes de confidentialités,</text:p>
      <text:p text:style-name="Standard"><text:s text:c="3"/></text:p>
      <text:p text:style-name="Standard">De préférences sur les deux entreprises il faudra des équipements fiables avec des transferts de paquets rapides. <text:s/></text:p>
      <text:p text:style-name="Standard"/>
      <text:p text:style-name="Standard">3 :</text:p>
      <text:p text:style-name="Standard">Exercice 4 :<text:s/></text:p>
      <text:p text:style-name="Standard">Le local techniques de chaque étages se trouvera a coté de l’ascenseur , au niveau du POP<text:s/></text:p>
      <text:p text:style-name="Standard"/>
      <text:p text:style-name="Standard">Exercice 5 : La catégorie de câble que nous allons utilisé et de l’ordre de la catégorie 5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astien Helec</dc:creator>
    <meta:creation-date>2021-11-29T09:37:00Z</meta:creation-date>
    <dc:date>2021-12-12T21:26:00Z</dc:date>
    <meta:template xlink:href="Normal" xlink:type="simple"/>
    <meta:editing-cycles>3</meta:editing-cycles>
    <meta:editing-duration>PT9780S</meta:editing-duration>
    <meta:document-statistic meta:page-count="1" meta:paragraph-count="1" meta:word-count="136" meta:character-count="887" meta:row-count="6" meta:non-whitespace-character-count="752"/>
  </office:meta>
</office:document-meta>
</file>